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9.237cm"/>
    </style:style>
    <style:style style:name="co2" style:family="table-column">
      <style:table-column-properties fo:break-before="auto" style:column-width="4.18cm"/>
    </style:style>
    <style:style style:name="co3" style:family="table-column">
      <style:table-column-properties fo:break-before="auto" style:column-width="4.614cm"/>
    </style:style>
    <style:style style:name="co4" style:family="table-column">
      <style:table-column-properties fo:break-before="auto" style:column-width="4.69cm"/>
    </style:style>
    <style:style style:name="co5" style:family="table-column">
      <style:table-column-properties fo:break-before="auto" style:column-width="5.1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1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87cm" fo:break-before="auto" style:use-optimal-row-height="false"/>
    </style:style>
    <style:style style:name="ro5" style:family="table-row">
      <style:table-row-properties style:row-height="2.021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0.8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80808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" style:family="table-cell" style:parent-style-name="Default"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5" style:family="table-cell" style:parent-style-name="Default">
      <style:text-properties style:font-name="Monospace" style:font-name-asian="Monospace" style:font-name-complex="Monospac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800000" fo:font-size="10pt" fo:font-weight="bold" style:font-name-asian="Monospace" style:font-name-complex="Monospace" style:font-size-asian="10pt" style:font-size-complex="10pt" style:font-weight-asian="bold" style:font-weight-complex="bold"/>
    </style:style>
    <style:style style:name="T2" style:family="text">
      <style:text-properties fo:font-size="10pt" style:font-name-asian="Monospace" style:font-name-complex="Monospace" style:font-size-asian="10pt" style:font-size-complex="10pt" fo:color="#000000"/>
    </style:style>
    <style:style style:name="T3" style:family="text">
      <style:text-properties fo:font-size="10pt" style:font-name-asian="Monospace" style:font-name-complex="Monospace" style:font-size-asian="10pt" style:font-size-complex="10pt" fo:color="#800000" fo:font-weight="bold" style:font-weight-asian="bold" style:font-weight-complex="bold"/>
    </style:style>
    <style:style style:name="T4" style:family="text">
      <style:text-properties fo:font-size="10pt" style:font-name-asian="Monospace" style:font-name-complex="Monospace" style:font-size-asian="10pt" style:font-size-complex="10pt" fo:color="#0000ff"/>
    </style:style>
    <style:style style:name="T5" style:family="text">
      <style:text-properties fo:color="#800000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onospace" style:font-name-complex="Monospace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onospace" style:font-name-complex="Monospace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onospace" style:font-name-complex="Monospace" style:font-size-asian="10pt" style:font-size-complex="10pt" style:font-style-asian="normal" style:font-style-complex="normal" style:text-emphasize="none" style:font-relief="none" style:text-overline-style="none" style:text-overline-color="font-color" fo:color="#800000" fo:font-weight="bold" style:font-weight-asian="bold" style:font-weight-complex="bold"/>
    </style:style>
    <style:style style:name="T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onospace" style:font-name-complex="Monospace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ff"/>
    </style:style>
    <style:style style:name="T9" style:family="text">
      <style:text-properties fo:font-size="10pt" style:font-name-asian="Monospace" style:font-name-complex="Monospace" style:font-size-asian="10pt" style:font-size-complex="10pt" fo:color="#000080" fo:font-weight="bold" style:font-weight-asian="bold" style:font-weight-complex="bold"/>
    </style:style>
    <style:style style:name="T10" style:family="text">
      <style:text-properties fo:font-size="10pt" style:font-name-asian="Monospace" style:font-name-complex="Monospace" style:font-size-asian="10pt" style:font-size-complex="10pt" fo:color="#800000" style:font-name="Monospace" fo:font-weight="bold" style:font-weight-asian="bold" style:font-weight-complex="bold"/>
    </style:style>
    <style:style style:name="T11" style:family="text">
      <style:text-properties fo:font-size="10pt" style:font-name-asian="Monospace" style:font-name-complex="Monospace" style:font-size-asian="10pt" style:font-size-complex="10pt" style:font-name="Monospace" fo:color="#000000"/>
    </style:style>
    <style:style style:name="T12" style:family="text">
      <style:text-properties fo:font-size="10pt" style:font-name-asian="Monospace" style:font-name-complex="Monospace" style:font-size-asian="10pt" style:font-size-complex="10pt" style:font-name="Monospace" fo:color="#0000ff"/>
    </style:style>
    <style:style style:name="T13" style:family="text">
      <style:text-properties fo:color="#800000" style:font-name="Monospace" fo:font-size="10pt" fo:font-weight="bold" style:font-name-asian="Monospace" style:font-name-complex="Monospace" style:font-size-asian="10pt" style:font-size-complex="10pt" style:font-weight-asian="bold" style:font-weight-complex="bold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15" style:family="text">
      <style:text-properties style:font-name="Monospace" fo:font-size="10pt" style:font-name-asian="Monospace" style:font-name-complex="Monospace" style:font-size-asian="10pt" style:font-size-complex="10pt" fo:color="#000080" fo:font-weight="bold" style:font-weight-asian="bold" style:font-weight-complex="bold"/>
    </style:style>
    <style:style style:name="T16" style:family="text">
      <style:text-properties style:font-name="Monospace" fo:font-size="10pt" style:font-name-asian="Monospace" style:font-name-complex="Monospace" style:font-size-asian="10pt" style:font-size-complex="10pt" fo:color="#800000" fo:font-weight="bold" style:font-weight-asian="bold" style:font-weight-complex="bold"/>
    </style:style>
    <style:style style:name="T17" style:family="text">
      <style:text-properties style:font-name="Monospace" fo:font-size="10pt" style:font-name-asian="Monospace" style:font-name-complex="Monospace" style:font-size-asian="10pt" style:font-size-complex="10pt" fo:color="#0000ff"/>
    </style:style>
    <style:style style:name="T18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Запрос</text:p>
          </table:table-cell>
          <table:table-cell office:value-type="string" calcext:value-type="string">
            <text:p>10000 записей</text:p>
          </table:table-cell>
          <table:table-cell office:value-type="string" calcext:value-type="string">
            <text:p>10000000 записей</text:p>
          </table:table-cell>
          <table:table-cell office:value-type="string" calcext:value-type="string">
            <text:p>10000 записей с индексами</text:p>
          </table:table-cell>
          <table:table-cell office:value-type="string" calcext:value-type="string">
            <text:p><text:span text:style-name="T19">10000000</text:span> записей с индексами</text:p>
          </table:table-cell>
        </table:table-row>
        <table:table-row table:style-name="ro2">
          <table:table-cell table:style-name="ce3" office:value-type="string" calcext:value-type="string">
            <text:p><text:span text:style-name="T1">select</text:span><text:span text:style-name="T2"> * </text:span><text:span text:style-name="T3">from</text:span><text:span text:style-name="T2"> movie_attribute_value </text:span><text:span text:style-name="T3">where</text:span><text:span text:style-name="T2"> movie_id = </text:span><text:span text:style-name="T4">12</text:span></text:p>
          </table:table-cell>
          <table:table-cell office:value-type="string" calcext:value-type="string">
            <text:p>13ms</text:p>
          </table:table-cell>
          <table:table-cell office:value-type="string" calcext:value-type="string">
            <text:p>153ms</text:p>
          </table:table-cell>
          <table:table-cell office:value-type="string" calcext:value-type="string">
            <text:p>11ms</text:p>
          </table:table-cell>
          <table:table-cell office:value-type="string" calcext:value-type="string">
            <text:p>61ms</text:p>
          </table:table-cell>
        </table:table-row>
        <table:table-row table:style-name="ro3">
          <table:table-cell table:style-name="ce2" office:value-type="string" calcext:value-type="string">
            <text:p><text:span text:style-name="T5">select</text:span><text:span text:style-name="T6"> movie_id, attribute_id, text_value </text:span></text:p>
            <text:p><text:span text:style-name="T5">from</text:span><text:span text:style-name="T6"> movie_attribute_value mav </text:span></text:p>
            <text:p><text:span text:style-name="T5">where</text:span><text:span text:style-name="T6"> text_value </text:span><text:span text:style-name="T7">is</text:span><text:span text:style-name="T6"> </text:span><text:span text:style-name="T7">not</text:span><text:span text:style-name="T6"> </text:span><text:span text:style-name="T7">null</text:span><text:span text:style-name="T6"> </text:span></text:p>
            <text:p><text:span text:style-name="T5">And</text:span><text:span text:style-name="T6"> movie_id = </text:span><text:span text:style-name="T8">10</text:span></text:p>
          </table:table-cell>
          <table:table-cell office:value-type="string" calcext:value-type="string">
            <text:p>12ms</text:p>
          </table:table-cell>
          <table:table-cell office:value-type="string" calcext:value-type="string">
            <text:p>162ms</text:p>
          </table:table-cell>
          <table:table-cell office:value-type="string" calcext:value-type="string">
            <text:p>11ms</text:p>
          </table:table-cell>
          <table:table-cell office:value-type="string" calcext:value-type="string">
            <text:p>65ms</text:p>
          </table:table-cell>
        </table:table-row>
        <table:table-row table:style-name="ro4">
          <table:table-cell table:style-name="ce2" office:value-type="string" calcext:value-type="string">
            <text:p><text:span text:style-name="T1">select</text:span><text:span text:style-name="T2"> * </text:span><text:span text:style-name="T3">from</text:span><text:span text:style-name="T2"> movie_attribute_value </text:span><text:span text:style-name="T3">where</text:span><text:span text:style-name="T2"> text_value </text:span><text:span text:style-name="T3">is</text:span><text:span text:style-name="T2"> </text:span><text:span text:style-name="T3">null</text:span></text:p>
          </table:table-cell>
          <table:table-cell office:value-type="string" calcext:value-type="string">
            <text:p>2ms</text:p>
          </table:table-cell>
          <table:table-cell office:value-type="string" calcext:value-type="string">
            <text:p>84ms</text:p>
          </table:table-cell>
          <table:table-cell office:value-type="string" calcext:value-type="string">
            <text:p>2ms</text:p>
          </table:table-cell>
          <table:table-cell office:value-type="string" calcext:value-type="string">
            <text:p>79ms</text:p>
          </table:table-cell>
        </table:table-row>
        <table:table-row table:style-name="ro5">
          <table:table-cell table:style-name="ce5" office:value-type="string" calcext:value-type="string">
            <text:p><text:span text:style-name="T1">select</text:span><text:span text:style-name="T2"> movie.</text:span><text:span text:style-name="T9">name</text:span><text:span text:style-name="T2">, </text:span><text:span text:style-name="T3">attribute</text:span><text:span text:style-name="T2">.</text:span><text:span text:style-name="T9">name</text:span><text:span text:style-name="T2">, text_value </text:span></text:p>
            <text:p><text:span text:style-name="T1">from</text:span><text:span text:style-name="T2"> movie_attribute_value mav</text:span></text:p>
            <text:p><text:span text:style-name="T1">left</text:span><text:span text:style-name="T2"> </text:span><text:span text:style-name="T3">join</text:span><text:span text:style-name="T2"> movie </text:span><text:span text:style-name="T3">on</text:span><text:span text:style-name="T2"> movie.id = mav.movie_id </text:span></text:p>
            <text:p><text:span text:style-name="T1">left</text:span><text:span text:style-name="T2"> </text:span><text:span text:style-name="T3">join</text:span><text:span text:style-name="T2"> </text:span><text:span text:style-name="T3">attribute</text:span><text:span text:style-name="T2"> </text:span><text:span text:style-name="T3">on</text:span><text:span text:style-name="T2"> </text:span><text:span text:style-name="T3">attribute</text:span><text:span text:style-name="T2">.id = mav.attribute_id </text:span><text:span text:style-name="T10">where</text:span><text:span text:style-name="T11"> movie_id = </text:span><text:span text:style-name="T12">12</text:span></text:p>
            <text:p><text:span text:style-name="T1">order</text:span><text:span text:style-name="T2"> </text:span><text:span text:style-name="T3">by</text:span><text:span text:style-name="T2"> movie.id</text:span></text:p>
          </table:table-cell>
          <table:table-cell office:value-type="string" calcext:value-type="string">
            <text:p>20ms</text:p>
          </table:table-cell>
          <table:table-cell office:value-type="string" calcext:value-type="string">
            <text:p>223ms</text:p>
          </table:table-cell>
          <table:table-cell office:value-type="string" calcext:value-type="string">
            <text:p>18ms</text:p>
          </table:table-cell>
          <table:table-cell office:value-type="string" calcext:value-type="string">
            <text:p>91ms</text:p>
          </table:table-cell>
        </table:table-row>
        <table:table-row table:style-name="ro5">
          <table:table-cell office:value-type="string" calcext:value-type="string">
            <text:p><text:span text:style-name="T13">select</text:span><text:span text:style-name="T14"> movie.</text:span><text:span text:style-name="T15">name</text:span><text:span text:style-name="T14">, attribute_type.</text:span><text:span text:style-name="T15">name</text:span><text:span text:style-name="T14">, </text:span><text:span text:style-name="T16">attribute</text:span><text:span text:style-name="T14">.</text:span><text:span text:style-name="T15">name</text:span></text:p>
            <text:p><text:span text:style-name="T13">from</text:span><text:span text:style-name="T14"> movie_attribute_value mav</text:span></text:p>
            <text:p><text:span text:style-name="T13">left</text:span><text:span text:style-name="T14"> </text:span><text:span text:style-name="T16">join</text:span><text:span text:style-name="T14"> movie </text:span><text:span text:style-name="T16">on</text:span><text:span text:style-name="T14"> movie.id = mav.movie_id </text:span></text:p>
            <text:p><text:span text:style-name="T13">left</text:span><text:span text:style-name="T14"> </text:span><text:span text:style-name="T16">join</text:span><text:span text:style-name="T14"> </text:span><text:span text:style-name="T16">attribute</text:span><text:span text:style-name="T14"> </text:span><text:span text:style-name="T16">on</text:span><text:span text:style-name="T14"> </text:span><text:span text:style-name="T16">attribute</text:span><text:span text:style-name="T14">.id = mav.attribute_id </text:span></text:p>
            <text:p><text:span text:style-name="T13">left</text:span><text:span text:style-name="T14"> </text:span><text:span text:style-name="T16">join</text:span><text:span text:style-name="T14"> attribute_type </text:span><text:span text:style-name="T16">on</text:span><text:span text:style-name="T14"> attribute_type.id = </text:span><text:span text:style-name="T16">attribute</text:span><text:span text:style-name="T14">.type_id </text:span><text:span text:style-name="T16">where</text:span><text:span text:style-name="T14"> movie_id = </text:span><text:span text:style-name="T17">10</text:span></text:p>
          </table:table-cell>
          <table:table-cell office:value-type="string" calcext:value-type="string">
            <text:p>22ms</text:p>
          </table:table-cell>
          <table:table-cell office:value-type="string" calcext:value-type="string">
            <text:p>110ms</text:p>
          </table:table-cell>
          <table:table-cell office:value-type="string" calcext:value-type="string">
            <text:p>20ms</text:p>
          </table:table-cell>
          <table:table-cell office:value-type="string" calcext:value-type="string">
            <text:p>80ms</text:p>
          </table:table-cell>
        </table:table-row>
        <table:table-row table:style-name="ro6">
          <table:table-cell office:value-type="string" calcext:value-type="string">
            <text:p><text:span text:style-name="T13">SELECT</text:span><text:span text:style-name="T14"> movie.</text:span><text:span text:style-name="T15">name</text:span><text:span text:style-name="T14"> </text:span><text:span text:style-name="T16">AS</text:span><text:span text:style-name="T14"> movie_name,</text:span></text:p>
            <text:p><text:span text:style-name="T18">    attribute_type.</text:span><text:span text:style-name="T15">name</text:span><text:span text:style-name="T14"> </text:span><text:span text:style-name="T16">AS</text:span><text:span text:style-name="T14"> attribute_type,</text:span></text:p>
            <text:p><text:span text:style-name="T18">    </text:span><text:span text:style-name="T16">attribute</text:span><text:span text:style-name="T14">.</text:span><text:span text:style-name="T15">name</text:span><text:span text:style-name="T14"> </text:span><text:span text:style-name="T16">AS</text:span><text:span text:style-name="T14"> attribute_name,</text:span></text:p>
            <text:p><text:span text:style-name="T18">    </text:span><text:span text:style-name="T15">COALESCE</text:span><text:span text:style-name="T14">(movie_attribute_value.date_value::</text:span><text:span text:style-name="T15">text</text:span><text:span text:style-name="T14">, movie_attribute_value.num_value::</text:span><text:span text:style-name="T15">text</text:span><text:span text:style-name="T14">,</text:span></text:p>
            <text:p><text:span text:style-name="T18">    movie_attribute_value.text_value::</text:span><text:span text:style-name="T15">text</text:span><text:span text:style-name="T14">) </text:span><text:span text:style-name="T16">AS</text:span><text:span text:style-name="T14"> attribute_value</text:span></text:p>
            <text:p><text:span text:style-name="T18">   </text:span><text:span text:style-name="T16">FROM</text:span><text:span text:style-name="T14"> movie_attribute_value</text:span></text:p>
            <text:p><text:span text:style-name="T18">     </text:span><text:span text:style-name="T16">LEFT</text:span><text:span text:style-name="T14"> </text:span><text:span text:style-name="T16">JOIN</text:span><text:span text:style-name="T14"> movie </text:span><text:span text:style-name="T16">ON</text:span><text:span text:style-name="T14"> movie.id = movie_attribute_value.movie_id</text:span></text:p>
            <text:p><text:span text:style-name="T18">     </text:span><text:span text:style-name="T16">LEFT</text:span><text:span text:style-name="T14"> </text:span><text:span text:style-name="T16">JOIN</text:span><text:span text:style-name="T14"> </text:span><text:span text:style-name="T16">attribute</text:span><text:span text:style-name="T14"> </text:span><text:span text:style-name="T16">ON</text:span><text:span text:style-name="T14"> </text:span><text:span text:style-name="T16">attribute</text:span><text:span text:style-name="T14">.id = movie_attribute_value.attribute_id</text:span></text:p>
            <text:p><text:span text:style-name="T18">     </text:span><text:span text:style-name="T16">LEFT</text:span><text:span text:style-name="T14"> </text:span><text:span text:style-name="T16">JOIN</text:span><text:span text:style-name="T14"> attribute_type </text:span><text:span text:style-name="T16">ON</text:span><text:span text:style-name="T14"> attribute_type.id = </text:span><text:span text:style-name="T16">attribute</text:span><text:span text:style-name="T14">.type_id </text:span><text:span text:style-name="T16">where</text:span><text:span text:style-name="T14"> movie_id = </text:span><text:span text:style-name="T17">12</text:span></text:p>
          </table:table-cell>
          <table:table-cell office:value-type="string" calcext:value-type="string">
            <text:p>20ms</text:p>
          </table:table-cell>
          <table:table-cell office:value-type="string" calcext:value-type="string">
            <text:p>186ms</text:p>
          </table:table-cell>
          <table:table-cell office:value-type="string" calcext:value-type="string">
            <text:p>19ms</text:p>
          </table:table-cell>
          <table:table-cell office:value-type="string" calcext:value-type="string">
            <text:p>120ms</text:p>
          </table:table-cell>
        </table:table-row>
        <table:table-row table:style-name="ro1">
          <table:table-cell table:number-columns-repeated="5"/>
        </table:table-row>
        <table:table-row table:style-name="ro7">
          <table:table-cell table:style-name="ce7" office:value-type="string" calcext:value-type="string">
            <text:p>ИТОГО: Путем добавления индекса на поле movie_id таблицы movie_attribute_value удалось достичь разницы в скорости выполнения запроса в 1.5-3 раза. Наиболее заметный прирост производительности достигается на небольших выборках.</text:p>
            <text:p/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.00.0000</text:date>, <text:time style:data-style-name="N2" text:time-value="12:58:20.46348992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3T17:11:50.603816304</meta:creation-date>
    <dc:date>2021-05-09T15:17:12.305282567</dc:date>
    <meta:editing-duration>PT37M49S</meta:editing-duration>
    <meta:editing-cycles>4</meta:editing-cycles>
    <meta:generator>LibreOffice/7.0.3.1$MacOSX_X86_64 LibreOffice_project/d7547858d014d4cf69878db179d326fc3483e082</meta:generator>
    <meta:document-statistic meta:table-count="1" meta:cell-count="36" meta:object-count="0"/>
  </office:meta>
</office:document-meta>
</file>